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2985" officeooo:paragraph-rsid="000229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</text:p>
      <text:p text:style-name="P1">12_Angry_Men 340000 1 1 1957 96</text:p>
      <text:p text:style-name="P1">The_Godfather 6000000 1 2 1972 175</text:p>
      <text:p text:style-name="P1">The_Intouchables 13000000 2 3 2011 112</text:p>
      <text:p text:style-name="P1">Mad_Max_Fury_Road 150000000 1 4 2015 120</text:p>
      <text:p text:style-name="P1">1995</text:p>
      <text:p text:style-name="P1">2</text:p>
      <text:p text:style-name="P1">10000000</text:p>
      <text:p text:style-name="P1">1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rley Pereira</meta:initial-creator>
    <meta:creation-date>2015-11-28T16:40:48.070612207</meta:creation-date>
    <dc:date>2015-11-28T21:41:48.204821050</dc:date>
    <dc:creator>Danrley Pereira</dc:creator>
    <meta:editing-duration>PT4H45M49S</meta:editing-duration>
    <meta:editing-cycles>1</meta:editing-cycles>
    <meta:document-statistic meta:table-count="0" meta:image-count="0" meta:object-count="0" meta:page-count="1" meta:paragraph-count="9" meta:word-count="29" meta:character-count="160" meta:non-whitespace-character-count="140"/>
    <meta:generator>LibreOffice/4.3.3.2$Linux_X86_64 LibreOffice_project/430m0$Build-2</meta:generator>
  </office:meta>
</office:document-meta>
</file>